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SemiBold1" svg:font-family="'Fira Sans SemiBold'" style:font-adornments="Semi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SemiBold" svg:font-family="'Fira Sans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81cm"/>
    </style:style>
    <style:style style:name="gr2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stroke="none" draw:fill="none" fo:min-height="2.71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="none"/>
      <style:paragraph-properties fo:text-align="center"/>
      <style:text-properties fo:font-size="32pt"/>
    </style:style>
    <style:style style:name="P3" style:family="paragraph">
      <loext:graphic-properties draw:fill="none"/>
      <style:paragraph-properties fo:text-align="center"/>
      <style:text-properties fo:font-size="28pt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61cm" svg:height="1.631cm" svg:x="6.452cm" svg:y="1.45cm">
          <draw:text-box>
            <text:p text:style-name="P1"><text:span text:style-name="T1">(100 S, 100 B)</text:span></text:p>
          </draw:text-box>
        </draw:frame>
        <draw:g>
          <draw:g>
            <draw:line draw:style-name="gr2" draw:text-style-name="P3" draw:layer="layout" svg:x1="10.492cm" svg:y1="3.128cm" svg:x2="10.492cm" svg:y2="6.137cm">
              <text:p/>
            </draw:line>
            <draw:line draw:style-name="gr2" draw:text-style-name="P3" draw:layer="layout" svg:x1="10.492cm" svg:y1="6.065cm" svg:x2="14.757cm" svg:y2="6.065cm">
              <text:p/>
            </draw:line>
            <draw:line draw:style-name="gr2" draw:text-style-name="P3" draw:layer="layout" svg:x1="14.623cm" svg:y1="6.029cm" svg:x2="14.623cm" svg:y2="9.038cm">
              <text:p/>
            </draw:line>
          </draw:g>
          <draw:g>
            <draw:line draw:style-name="gr2" draw:text-style-name="P3" draw:layer="layout" svg:x1="10.5cm" svg:y1="3.128cm" svg:x2="10.5cm" svg:y2="6.137cm">
              <text:p/>
            </draw:line>
            <draw:line draw:style-name="gr2" draw:text-style-name="P3" draw:layer="layout" svg:x1="10.5cm" svg:y1="6.065cm" svg:x2="6.235cm" svg:y2="6.065cm">
              <text:p/>
            </draw:line>
            <draw:line draw:style-name="gr2" draw:text-style-name="P3" draw:layer="layout" svg:x1="6.369cm" svg:y1="6.029cm" svg:x2="6.369cm" svg:y2="9.038cm">
              <text:p/>
            </draw:line>
          </draw:g>
        </draw:g>
        <draw:g>
          <draw:g>
            <draw:line draw:style-name="gr2" draw:text-style-name="P3" draw:layer="layout" svg:x1="14.611cm" svg:y1="6.928cm" svg:x2="14.611cm" svg:y2="9.937cm">
              <text:p/>
            </draw:line>
            <draw:line draw:style-name="gr2" draw:text-style-name="P3" draw:layer="layout" svg:x1="14.611cm" svg:y1="9.865cm" svg:x2="17.191cm" svg:y2="9.865cm">
              <text:p/>
            </draw:line>
            <draw:line draw:style-name="gr2" draw:text-style-name="P3" draw:layer="layout" svg:x1="17.11cm" svg:y1="9.829cm" svg:x2="17.11cm" svg:y2="12.838cm">
              <text:p/>
            </draw:line>
          </draw:g>
          <draw:g>
            <draw:line draw:style-name="gr2" draw:text-style-name="P3" draw:layer="layout" svg:x1="14.616cm" svg:y1="6.928cm" svg:x2="14.616cm" svg:y2="9.937cm">
              <text:p/>
            </draw:line>
            <draw:line draw:style-name="gr2" draw:text-style-name="P3" draw:layer="layout" svg:x1="14.616cm" svg:y1="9.865cm" svg:x2="12.036cm" svg:y2="9.865cm">
              <text:p/>
            </draw:line>
            <draw:line draw:style-name="gr2" draw:text-style-name="P3" draw:layer="layout" svg:x1="12.117cm" svg:y1="9.829cm" svg:x2="12.117cm" svg:y2="12.838cm">
              <text:p/>
            </draw:line>
          </draw:g>
        </draw:g>
        <draw:g>
          <draw:g>
            <draw:line draw:style-name="gr2" draw:text-style-name="P3" draw:layer="layout" svg:x1="6.368cm" svg:y1="6.928cm" svg:x2="6.368cm" svg:y2="9.937cm">
              <text:p/>
            </draw:line>
            <draw:line draw:style-name="gr2" draw:text-style-name="P3" draw:layer="layout" svg:x1="6.368cm" svg:y1="9.865cm" svg:x2="8.948cm" svg:y2="9.865cm">
              <text:p/>
            </draw:line>
            <draw:line draw:style-name="gr2" draw:text-style-name="P3" draw:layer="layout" svg:x1="8.867cm" svg:y1="9.829cm" svg:x2="8.867cm" svg:y2="12.838cm">
              <text:p/>
            </draw:line>
          </draw:g>
          <draw:g>
            <draw:line draw:style-name="gr2" draw:text-style-name="P3" draw:layer="layout" svg:x1="6.373cm" svg:y1="6.928cm" svg:x2="6.373cm" svg:y2="9.937cm">
              <text:p/>
            </draw:line>
            <draw:line draw:style-name="gr2" draw:text-style-name="P3" draw:layer="layout" svg:x1="6.373cm" svg:y1="9.865cm" svg:x2="3.793cm" svg:y2="9.865cm">
              <text:p/>
            </draw:line>
            <draw:line draw:style-name="gr2" draw:text-style-name="P3" draw:layer="layout" svg:x1="3.874cm" svg:y1="9.829cm" svg:x2="3.874cm" svg:y2="12.838cm">
              <text:p/>
            </draw:line>
          </draw:g>
        </draw:g>
        <draw:g>
          <draw:g>
            <draw:line draw:style-name="gr2" draw:text-style-name="P3" draw:layer="layout" svg:x1="3.866cm" svg:y1="11.528cm" svg:x2="3.866cm" svg:y2="14.537cm">
              <text:p/>
            </draw:line>
            <draw:line draw:style-name="gr2" draw:text-style-name="P3" draw:layer="layout" svg:x1="3.866cm" svg:y1="14.465cm" svg:x2="5.069cm" svg:y2="14.465cm">
              <text:p/>
            </draw:line>
            <draw:line draw:style-name="gr2" draw:text-style-name="P3" draw:layer="layout" svg:x1="5.031cm" svg:y1="14.429cm" svg:x2="5.031cm" svg:y2="17.438cm">
              <text:p/>
            </draw:line>
          </draw:g>
          <draw:g>
            <draw:line draw:style-name="gr2" draw:text-style-name="P3" draw:layer="layout" svg:x1="3.869cm" svg:y1="11.528cm" svg:x2="3.869cm" svg:y2="14.537cm">
              <text:p/>
            </draw:line>
            <draw:line draw:style-name="gr2" draw:text-style-name="P3" draw:layer="layout" svg:x1="3.869cm" svg:y1="14.465cm" svg:x2="2.666cm" svg:y2="14.465cm">
              <text:p/>
            </draw:line>
            <draw:line draw:style-name="gr2" draw:text-style-name="P3" draw:layer="layout" svg:x1="2.704cm" svg:y1="14.429cm" svg:x2="2.704cm" svg:y2="17.438cm">
              <text:p/>
            </draw:line>
          </draw:g>
        </draw:g>
        <draw:g>
          <draw:g>
            <draw:line draw:style-name="gr2" draw:text-style-name="P3" draw:layer="layout" svg:x1="8.847cm" svg:y1="11.528cm" svg:x2="8.847cm" svg:y2="14.537cm">
              <text:p/>
            </draw:line>
            <draw:line draw:style-name="gr2" draw:text-style-name="P3" draw:layer="layout" svg:x1="8.847cm" svg:y1="14.465cm" svg:x2="10.05cm" svg:y2="14.465cm">
              <text:p/>
            </draw:line>
            <draw:line draw:style-name="gr2" draw:text-style-name="P3" draw:layer="layout" svg:x1="10.012cm" svg:y1="14.429cm" svg:x2="10.012cm" svg:y2="17.438cm">
              <text:p/>
            </draw:line>
          </draw:g>
          <draw:g>
            <draw:line draw:style-name="gr2" draw:text-style-name="P3" draw:layer="layout" svg:x1="8.85cm" svg:y1="11.528cm" svg:x2="8.85cm" svg:y2="14.537cm">
              <text:p/>
            </draw:line>
            <draw:line draw:style-name="gr2" draw:text-style-name="P3" draw:layer="layout" svg:x1="8.85cm" svg:y1="14.465cm" svg:x2="7.647cm" svg:y2="14.465cm">
              <text:p/>
            </draw:line>
            <draw:line draw:style-name="gr2" draw:text-style-name="P3" draw:layer="layout" svg:x1="7.685cm" svg:y1="14.429cm" svg:x2="7.685cm" svg:y2="17.438cm">
              <text:p/>
            </draw:line>
          </draw:g>
        </draw:g>
        <draw:g>
          <draw:g>
            <draw:line draw:style-name="gr2" draw:text-style-name="P3" draw:layer="layout" svg:x1="12.112cm" svg:y1="11.528cm" svg:x2="12.112cm" svg:y2="14.537cm">
              <text:p/>
            </draw:line>
            <draw:line draw:style-name="gr2" draw:text-style-name="P3" draw:layer="layout" svg:x1="12.112cm" svg:y1="14.465cm" svg:x2="13.315cm" svg:y2="14.465cm">
              <text:p/>
            </draw:line>
            <draw:line draw:style-name="gr2" draw:text-style-name="P3" draw:layer="layout" svg:x1="13.277cm" svg:y1="14.429cm" svg:x2="13.277cm" svg:y2="17.438cm">
              <text:p/>
            </draw:line>
          </draw:g>
          <draw:g>
            <draw:line draw:style-name="gr2" draw:text-style-name="P3" draw:layer="layout" svg:x1="12.115cm" svg:y1="11.528cm" svg:x2="12.115cm" svg:y2="14.537cm">
              <text:p/>
            </draw:line>
            <draw:line draw:style-name="gr2" draw:text-style-name="P3" draw:layer="layout" svg:x1="12.115cm" svg:y1="14.465cm" svg:x2="10.912cm" svg:y2="14.465cm">
              <text:p/>
            </draw:line>
            <draw:line draw:style-name="gr2" draw:text-style-name="P3" draw:layer="layout" svg:x1="10.95cm" svg:y1="14.429cm" svg:x2="10.95cm" svg:y2="17.438cm">
              <text:p/>
            </draw:line>
          </draw:g>
        </draw:g>
        <draw:g>
          <draw:g>
            <draw:line draw:style-name="gr2" draw:text-style-name="P3" draw:layer="layout" svg:x1="17.113cm" svg:y1="11.6cm" svg:x2="17.113cm" svg:y2="14.609cm">
              <text:p/>
            </draw:line>
            <draw:line draw:style-name="gr2" draw:text-style-name="P3" draw:layer="layout" svg:x1="17.113cm" svg:y1="14.537cm" svg:x2="18.316cm" svg:y2="14.537cm">
              <text:p/>
            </draw:line>
            <draw:line draw:style-name="gr2" draw:text-style-name="P3" draw:layer="layout" svg:x1="18.278cm" svg:y1="14.501cm" svg:x2="18.278cm" svg:y2="17.51cm">
              <text:p/>
            </draw:line>
          </draw:g>
          <draw:g>
            <draw:line draw:style-name="gr2" draw:text-style-name="P3" draw:layer="layout" svg:x1="17.116cm" svg:y1="11.6cm" svg:x2="17.116cm" svg:y2="14.609cm">
              <text:p/>
            </draw:line>
            <draw:line draw:style-name="gr2" draw:text-style-name="P3" draw:layer="layout" svg:x1="17.116cm" svg:y1="14.537cm" svg:x2="15.913cm" svg:y2="14.537cm">
              <text:p/>
            </draw:line>
            <draw:line draw:style-name="gr2" draw:text-style-name="P3" draw:layer="layout" svg:x1="15.951cm" svg:y1="14.501cm" svg:x2="15.951cm" svg:y2="17.51cm">
              <text:p/>
            </draw:line>
          </draw:g>
        </draw:g>
        <draw:g>
          <draw:g>
            <draw:line draw:style-name="gr2" draw:text-style-name="P3" draw:layer="layout" svg:x1="18.278cm" svg:y1="15.9cm" svg:x2="18.278cm" svg:y2="18.909cm">
              <text:p/>
            </draw:line>
            <draw:line draw:style-name="gr2" draw:text-style-name="P3" draw:layer="layout" svg:x1="18.278cm" svg:y1="18.837cm" svg:x2="19.481cm" svg:y2="18.837cm">
              <text:p/>
            </draw:line>
            <draw:line draw:style-name="gr2" draw:text-style-name="P3" draw:layer="layout" svg:x1="19.443cm" svg:y1="18.801cm" svg:x2="19.443cm" svg:y2="21.81cm">
              <text:p/>
            </draw:line>
          </draw:g>
          <draw:g>
            <draw:line draw:style-name="gr2" draw:text-style-name="P3" draw:layer="layout" svg:x1="18.281cm" svg:y1="15.9cm" svg:x2="18.281cm" svg:y2="18.909cm">
              <text:p/>
            </draw:line>
            <draw:line draw:style-name="gr2" draw:text-style-name="P3" draw:layer="layout" svg:x1="18.281cm" svg:y1="18.837cm" svg:x2="17.078cm" svg:y2="18.837cm">
              <text:p/>
            </draw:line>
            <draw:line draw:style-name="gr2" draw:text-style-name="P3" draw:layer="layout" svg:x1="17.116cm" svg:y1="18.801cm" svg:x2="17.116cm" svg:y2="21.81cm">
              <text:p/>
            </draw:line>
          </draw:g>
        </draw:g>
        <draw:g>
          <draw:g>
            <draw:line draw:style-name="gr2" draw:text-style-name="P3" draw:layer="layout" svg:x1="7.699cm" svg:y1="15.928cm" svg:x2="7.699cm" svg:y2="18.937cm">
              <text:p/>
            </draw:line>
            <draw:line draw:style-name="gr2" draw:text-style-name="P3" draw:layer="layout" svg:x1="7.699cm" svg:y1="18.865cm" svg:x2="8.902cm" svg:y2="18.865cm">
              <text:p/>
            </draw:line>
            <draw:line draw:style-name="gr2" draw:text-style-name="P3" draw:layer="layout" svg:x1="8.864cm" svg:y1="18.829cm" svg:x2="8.864cm" svg:y2="21.838cm">
              <text:p/>
            </draw:line>
          </draw:g>
          <draw:g>
            <draw:line draw:style-name="gr2" draw:text-style-name="P3" draw:layer="layout" svg:x1="7.702cm" svg:y1="15.928cm" svg:x2="7.702cm" svg:y2="18.937cm">
              <text:p/>
            </draw:line>
            <draw:line draw:style-name="gr2" draw:text-style-name="P3" draw:layer="layout" svg:x1="7.702cm" svg:y1="18.865cm" svg:x2="6.499cm" svg:y2="18.865cm">
              <text:p/>
            </draw:line>
            <draw:line draw:style-name="gr2" draw:text-style-name="P3" draw:layer="layout" svg:x1="6.537cm" svg:y1="18.829cm" svg:x2="6.537cm" svg:y2="21.838cm">
              <text:p/>
            </draw:line>
          </draw:g>
        </draw:g>
        <draw:g>
          <draw:g>
            <draw:line draw:style-name="gr2" draw:text-style-name="P3" draw:layer="layout" svg:x1="6.548cm" svg:y1="19.936cm" svg:x2="6.548cm" svg:y2="22.945cm">
              <text:p/>
            </draw:line>
            <draw:line draw:style-name="gr2" draw:text-style-name="P3" draw:layer="layout" svg:x1="6.548cm" svg:y1="22.873cm" svg:x2="7.751cm" svg:y2="22.873cm">
              <text:p/>
            </draw:line>
            <draw:line draw:style-name="gr2" draw:text-style-name="P3" draw:layer="layout" svg:x1="7.713cm" svg:y1="22.837cm" svg:x2="7.713cm" svg:y2="25.846cm">
              <text:p/>
            </draw:line>
          </draw:g>
          <draw:g>
            <draw:line draw:style-name="gr2" draw:text-style-name="P3" draw:layer="layout" svg:x1="6.551cm" svg:y1="19.936cm" svg:x2="6.551cm" svg:y2="22.945cm">
              <text:p/>
            </draw:line>
            <draw:line draw:style-name="gr2" draw:text-style-name="P3" draw:layer="layout" svg:x1="6.551cm" svg:y1="22.873cm" svg:x2="5.348cm" svg:y2="22.873cm">
              <text:p/>
            </draw:line>
            <draw:line draw:style-name="gr2" draw:text-style-name="P3" draw:layer="layout" svg:x1="5.386cm" svg:y1="22.837cm" svg:x2="5.386cm" svg:y2="25.846cm">
              <text:p/>
            </draw:line>
          </draw:g>
        </draw:g>
        <draw:frame draw:style-name="gr1" draw:text-style-name="P2" draw:layer="layout" svg:width="7.61cm" svg:height="1.631cm" svg:x="-1.148cm" svg:y="17.251cm">
          <draw:text-box>
            <text:p text:style-name="P1"><text:span text:style-name="T1">(0,20)</text:span></text:p>
          </draw:text-box>
        </draw:frame>
        <draw:frame draw:style-name="gr1" draw:text-style-name="P2" draw:layer="layout" svg:width="7.61cm" svg:height="1.631cm" svg:x="1.552cm" svg:y="17.252cm">
          <draw:text-box>
            <text:p text:style-name="P1"><text:span text:style-name="T1">(1,0)</text:span></text:p>
          </draw:text-box>
        </draw:frame>
        <draw:frame draw:style-name="gr1" draw:text-style-name="P2" draw:layer="layout" svg:width="7.61cm" svg:height="1.631cm" svg:x="2.876cm" svg:y="25.652cm">
          <draw:text-box>
            <text:p text:style-name="P1"><text:span text:style-name="T1">(19,0) <text:s/>(0,29)</text:span></text:p>
          </draw:text-box>
        </draw:frame>
        <draw:frame draw:style-name="gr1" draw:text-style-name="P2" draw:layer="layout" svg:width="7.61cm" svg:height="1.631cm" svg:x="13.576cm" svg:y="21.553cm">
          <draw:text-box>
            <text:p text:style-name="P1"><text:span text:style-name="T1">(74,0) (0,5)</text:span></text:p>
          </draw:text-box>
        </draw:frame>
        <draw:frame draw:style-name="gr3" draw:text-style-name="P2" draw:layer="layout" svg:width="11.411cm" svg:height="2.961cm" svg:x="7.999cm" svg:y="17.354cm">
          <draw:text-box>
            <text:p text:style-name="P4"><text:span text:style-name="T1">(0,1) (5,0) (0,15) (1,0)</text:span></text:p>
          </draw:text-box>
        </draw:frame>
        <draw:frame draw:style-name="gr1" draw:text-style-name="P2" draw:layer="layout" svg:width="7.61cm" svg:height="1.631cm" svg:x="5.404cm" svg:y="21.639cm">
          <draw:text-box>
            <text:p text:style-name="P1"><text:span text:style-name="T1">(0,30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SemiBold1" svg:font-family="'Fira Sans SemiBold'" style:font-adornments="Semi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SemiBold" svg:font-family="'Fira Sans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 SemiBold" fo:font-family="'Fira Sans SemiBold'" style:font-style-name="SemiBold" style:font-family-generic="swiss" style:font-pitch="variable" fo:font-size="24pt" fo:font-style="normal" fo:text-shadow="none" style:text-underline-style="none" fo:font-weight="60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19:28:09.390380853</meta:creation-date>
    <dc:date>2018-08-05T20:25:38.941130812</dc:date>
    <meta:editing-duration>PT21M57S</meta:editing-duration>
    <meta:editing-cycles>2</meta:editing-cycles>
    <meta:generator>LibreOffice/5.1.6.2$Linux_X86_64 LibreOffice_project/10m0$Build-2</meta:generator>
    <meta:document-statistic meta:object-count="120"/>
  </office:meta>
</office:document-meta>
</file>